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909in"/>
    </style:style>
    <style:style style:name="co2" style:family="table-column">
      <style:table-column-properties fo:break-before="auto" style:column-width="1.2591in"/>
    </style:style>
    <style:style style:name="co3" style:family="table-column">
      <style:table-column-properties fo:break-before="auto" style:column-width="1.6618in"/>
    </style:style>
    <style:style style:name="ro1" style:family="table-row">
      <style:table-row-properties style:row-height="0.1874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5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15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13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1" style:family="table-cell" style:parent-style-name="Default" style:data-style-name="N15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15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15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1f1f1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133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5" style:family="table-cell" style:parent-style-name="Default" style:data-style-name="N133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" style:family="table-cell" style:parent-style-name="Default" style:data-style-name="N15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 style:data-style-name="N133">
      <style:table-cell-properties style:rotation-align="non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" style:family="table-cell" style:parent-style-name="Default" style:data-style-name="N15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f1f1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 style:data-style-name="N13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4" style:family="table-cell" style:parent-style-name="Default" style:data-style-name="N133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5" style:family="table-cell" style:parent-style-name="Default" style:data-style-name="N133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6" style:family="table-cell" style:parent-style-name="Default" style:data-style-name="N133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 style:data-style-name="N13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9" style:family="table-cell" style:parent-style-name="Default" style:data-style-name="N133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7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7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COD</text:p>
          </table:table-cell>
          <table:table-cell table:style-name="ce9" office:value-type="string" calcext:value-type="string">
            <text:p>LOCAL</text:p>
          </table:table-cell>
          <table:table-cell table:style-name="ce1" office:value-type="string" calcext:value-type="string">
            <text:p>DATA_NASCI</text:p>
          </table:table-cell>
          <table:table-cell table:style-name="ce1" office:value-type="string" calcext:value-type="string">
            <text:p>IDADE</text:p>
          </table:table-cell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DATA_IAM</text:p>
          </table:table-cell>
          <table:table-cell table:style-name="ce37" office:value-type="string" calcext:value-type="string">
            <text:p>DATA_AMOSTRA_1</text:p>
          </table:table-cell>
          <table:table-cell table:style-name="ce37" office:value-type="string" calcext:value-type="string">
            <text:p>TEMPO_POS_IAM_MESES</text:p>
          </table:table-cell>
          <table:table-cell table:style-name="ce41" office:value-type="string" calcext:value-type="string">
            <text:p>IC</text:p>
          </table:table-cell>
          <table:table-cell table:style-name="ce45" office:value-type="string" calcext:value-type="string">
            <text:p>RETORNO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ABL001</text:p>
          </table:table-cell>
          <table:table-cell table:style-name="ce10" office:value-type="string" calcext:value-type="string">
            <text:p>AMB</text:p>
          </table:table-cell>
          <table:table-cell table:style-name="ce18" office:value-type="date" office:date-value="1957-07-09" calcext:value-type="date">
            <text:p>9/7/1957</text:p>
          </table:table-cell>
          <table:table-cell table:style-name="ce26" table:formula="of:=DATEDIF([.C2];[.G2];&quot;Y&quot;)" office:value-type="float" office:value="66" calcext:value-type="float">
            <text:p>66</text:p>
          </table:table-cell>
          <table:table-cell table:style-name="ce26" office:value-type="string" calcext:value-type="string">
            <text:p>F</text:p>
          </table:table-cell>
          <table:table-cell table:style-name="ce18" office:value-type="date" office:date-value="2023-07-13" calcext:value-type="date">
            <text:p>13/7/2023</text:p>
          </table:table-cell>
          <table:table-cell table:style-name="ce18" office:value-type="date" office:date-value="2023-08-16" calcext:value-type="date">
            <text:p>16/8/2023</text:p>
          </table:table-cell>
          <table:table-cell table:style-name="ce40" table:formula="of:=([.G2]-[.F2])/30" office:value-type="float" office:value="1.13333333333333" calcext:value-type="float">
            <text:p>1.1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ABL002</text:p>
          </table:table-cell>
          <table:table-cell table:style-name="ce10" office:value-type="string" calcext:value-type="string">
            <text:p>AMB</text:p>
          </table:table-cell>
          <table:table-cell table:style-name="ce18" office:value-type="date" office:date-value="1959-05-30" calcext:value-type="date">
            <text:p>30/5/1959</text:p>
          </table:table-cell>
          <table:table-cell table:style-name="ce26" table:formula="of:=DATEDIF([.C3];[.G3];&quot;Y&quot;)" office:value-type="float" office:value="64" calcext:value-type="float">
            <text:p>64</text:p>
          </table:table-cell>
          <table:table-cell table:style-name="ce26" office:value-type="string" calcext:value-type="string">
            <text:p>M</text:p>
          </table:table-cell>
          <table:table-cell table:style-name="ce18" office:value-type="date" office:date-value="2023-06-27" calcext:value-type="date">
            <text:p>27/6/2023</text:p>
          </table:table-cell>
          <table:table-cell table:style-name="ce18" office:value-type="date" office:date-value="2023-08-16" calcext:value-type="date">
            <text:p>16/8/2023</text:p>
          </table:table-cell>
          <table:table-cell table:style-name="ce40" table:formula="of:=([.G3]-[.F3])/30" office:value-type="float" office:value="1.66666666666667" calcext:value-type="float">
            <text:p>1.7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ABL003</text:p>
          </table:table-cell>
          <table:table-cell table:style-name="ce10" office:value-type="string" calcext:value-type="string">
            <text:p>AMB</text:p>
          </table:table-cell>
          <table:table-cell table:style-name="ce18" office:value-type="date" office:date-value="1948-04-30" calcext:value-type="date">
            <text:p>30/4/1948</text:p>
          </table:table-cell>
          <table:table-cell table:style-name="ce26" table:formula="of:=DATEDIF([.C4];[.G4];&quot;Y&quot;)" office:value-type="float" office:value="75" calcext:value-type="float">
            <text:p>75</text:p>
          </table:table-cell>
          <table:table-cell table:style-name="ce26" office:value-type="string" calcext:value-type="string">
            <text:p>F</text:p>
          </table:table-cell>
          <table:table-cell table:style-name="ce30" office:value-type="date" office:date-value="2023-05-01" calcext:value-type="date">
            <text:p>1/5/2023</text:p>
          </table:table-cell>
          <table:table-cell table:style-name="ce18" office:value-type="date" office:date-value="2023-08-16" calcext:value-type="date">
            <text:p>16/8/2023</text:p>
          </table:table-cell>
          <table:table-cell table:style-name="ce40" table:formula="of:=([.G4]-[.F4])/30" office:value-type="float" office:value="3.56666666666667" calcext:value-type="float">
            <text:p>3.6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ABL004</text:p>
          </table:table-cell>
          <table:table-cell table:style-name="ce10" office:value-type="string" calcext:value-type="string">
            <text:p>AMB</text:p>
          </table:table-cell>
          <table:table-cell table:style-name="ce18" office:value-type="date" office:date-value="1965-11-09" calcext:value-type="date">
            <text:p>9/11/1965</text:p>
          </table:table-cell>
          <table:table-cell table:style-name="ce26" table:formula="of:=DATEDIF([.C5];[.G5];&quot;Y&quot;)" office:value-type="float" office:value="57" calcext:value-type="float">
            <text:p>57</text:p>
          </table:table-cell>
          <table:table-cell table:style-name="ce26" office:value-type="string" calcext:value-type="string">
            <text:p>M</text:p>
          </table:table-cell>
          <table:table-cell table:style-name="ce18" office:value-type="date" office:date-value="2023-05-17" calcext:value-type="date">
            <text:p>17/5/2023</text:p>
          </table:table-cell>
          <table:table-cell table:style-name="ce18" office:value-type="date" office:date-value="2023-08-18" calcext:value-type="date">
            <text:p>18/8/2023</text:p>
          </table:table-cell>
          <table:table-cell table:style-name="ce40" table:formula="of:=([.G5]-[.F5])/30" office:value-type="float" office:value="3.1" calcext:value-type="float">
            <text:p>3.1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ABL005</text:p>
          </table:table-cell>
          <table:table-cell table:style-name="ce10" office:value-type="string" calcext:value-type="string">
            <text:p>AMB</text:p>
          </table:table-cell>
          <table:table-cell table:style-name="ce18" office:value-type="date" office:date-value="1963-04-24" calcext:value-type="date">
            <text:p>24/4/1963</text:p>
          </table:table-cell>
          <table:table-cell table:style-name="ce26" table:formula="of:=DATEDIF([.C6];[.G6];&quot;Y&quot;)" office:value-type="float" office:value="60" calcext:value-type="float">
            <text:p>60</text:p>
          </table:table-cell>
          <table:table-cell table:style-name="ce26" office:value-type="string" calcext:value-type="string">
            <text:p>F</text:p>
          </table:table-cell>
          <table:table-cell table:style-name="ce18" office:value-type="date" office:date-value="2023-04-18" calcext:value-type="date">
            <text:p>18/4/2023</text:p>
          </table:table-cell>
          <table:table-cell table:style-name="ce18" office:value-type="date" office:date-value="2023-08-23" calcext:value-type="date">
            <text:p>23/8/2023</text:p>
          </table:table-cell>
          <table:table-cell table:style-name="ce40" table:formula="of:=([.G6]-[.F6])/30" office:value-type="float" office:value="4.23333333333333" calcext:value-type="float">
            <text:p>4.2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ABL006</text:p>
          </table:table-cell>
          <table:table-cell table:style-name="ce10" office:value-type="string" calcext:value-type="string">
            <text:p>AMB</text:p>
          </table:table-cell>
          <table:table-cell table:style-name="ce18" office:value-type="date" office:date-value="1978-05-12" calcext:value-type="date">
            <text:p>12/5/1978</text:p>
          </table:table-cell>
          <table:table-cell table:style-name="ce26" table:formula="of:=DATEDIF([.C7];[.G7];&quot;Y&quot;)" office:value-type="float" office:value="45" calcext:value-type="float">
            <text:p>45</text:p>
          </table:table-cell>
          <table:table-cell table:style-name="ce26" office:value-type="string" calcext:value-type="string">
            <text:p>F</text:p>
          </table:table-cell>
          <table:table-cell table:style-name="ce18" office:value-type="date" office:date-value="2023-07-03" calcext:value-type="date">
            <text:p>3/7/2023</text:p>
          </table:table-cell>
          <table:table-cell table:style-name="ce18" office:value-type="date" office:date-value="2023-08-23" calcext:value-type="date">
            <text:p>23/8/2023</text:p>
          </table:table-cell>
          <table:table-cell table:style-name="ce40" table:formula="of:=([.G7]-[.F7])/30" office:value-type="float" office:value="1.7" calcext:value-type="float">
            <text:p>1.7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HBL007</text:p>
          </table:table-cell>
          <table:table-cell table:style-name="ce11" office:value-type="string" calcext:value-type="string">
            <text:p>HEMO</text:p>
          </table:table-cell>
          <table:table-cell table:style-name="ce19" office:value-type="date" office:date-value="1962-02-26" calcext:value-type="date">
            <text:p>26/2/1962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string" calcext:value-type="string">
            <text:p>F</text:p>
          </table:table-cell>
          <table:table-cell table:number-columns-repeated="2" table:style-name="ce18" office:value-type="date" office:date-value="2023-08-25" calcext:value-type="date">
            <text:p>25/8/2023</text:p>
          </table:table-cell>
          <table:table-cell table:style-name="ce40" table:formula="of:=([.G8]-[.F8])/30" office:value-type="float" office:value="0" calcext:value-type="float">
            <text:p>0.0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HBL008</text:p>
          </table:table-cell>
          <table:table-cell table:style-name="ce12" office:value-type="string" calcext:value-type="string">
            <text:p>HEMO</text:p>
          </table:table-cell>
          <table:table-cell table:style-name="ce20" office:value-type="date" office:date-value="1985-08-02" calcext:value-type="date">
            <text:p>8/2/1985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string" calcext:value-type="string">
            <text:p>M</text:p>
          </table:table-cell>
          <table:table-cell table:style-name="ce31" office:value-type="date" office:date-value="2023-08-17" calcext:value-type="date">
            <text:p>8/17/2023</text:p>
          </table:table-cell>
          <table:table-cell table:style-name="ce18" office:value-type="date" office:date-value="2023-08-29" calcext:value-type="date">
            <text:p>29/8/2023</text:p>
          </table:table-cell>
          <table:table-cell table:style-name="ce40" table:formula="of:=([.G9]-[.F9])/30" office:value-type="float" office:value="0.4" calcext:value-type="float">
            <text:p>0.4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ABL010</text:p>
          </table:table-cell>
          <table:table-cell table:style-name="ce13" office:value-type="string" calcext:value-type="string">
            <text:p>AMB</text:p>
          </table:table-cell>
          <table:table-cell table:style-name="ce21" office:value-type="date" office:date-value="1947-04-12" calcext:value-type="date">
            <text:p>12/4/1947</text:p>
          </table:table-cell>
          <table:table-cell table:style-name="ce28" table:formula="of:=DATEDIF([.C10];[.G10];&quot;Y&quot;)" office:value-type="float" office:value="76" calcext:value-type="float">
            <text:p>76</text:p>
          </table:table-cell>
          <table:table-cell table:style-name="ce28" office:value-type="string" calcext:value-type="string">
            <text:p>F</text:p>
          </table:table-cell>
          <table:table-cell table:style-name="ce18" office:value-type="date" office:date-value="2023-04-14" calcext:value-type="date">
            <text:p>14/4/2023</text:p>
          </table:table-cell>
          <table:table-cell table:style-name="ce30" office:value-type="date" office:date-value="2023-08-29" calcext:value-type="date">
            <text:p>29/8/2023</text:p>
          </table:table-cell>
          <table:table-cell table:style-name="ce40" table:formula="of:=([.G10]-[.F10])/30" office:value-type="float" office:value="4.56666666666667" calcext:value-type="float">
            <text:p>4.6</text:p>
          </table:table-cell>
          <table:table-cell table:style-name="ce42" office:value-type="string" calcext:value-type="string">
            <text:p>S</text:p>
          </table:table-cell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ABL011</text:p>
          </table:table-cell>
          <table:table-cell table:style-name="ce10" office:value-type="string" calcext:value-type="string">
            <text:p>AMB</text:p>
          </table:table-cell>
          <table:table-cell table:style-name="ce18" office:value-type="date" office:date-value="1970-10-30" calcext:value-type="date">
            <text:p>30/10/1970</text:p>
          </table:table-cell>
          <table:table-cell table:style-name="ce26" table:formula="of:=DATEDIF([.C11];[.G11];&quot;Y&quot;)" office:value-type="float" office:value="52" calcext:value-type="float">
            <text:p>52</text:p>
          </table:table-cell>
          <table:table-cell table:style-name="ce26" office:value-type="string" calcext:value-type="string">
            <text:p>M</text:p>
          </table:table-cell>
          <table:table-cell table:style-name="ce18" office:value-type="date" office:date-value="2023-07-02" calcext:value-type="date">
            <text:p>2/7/2023</text:p>
          </table:table-cell>
          <table:table-cell table:style-name="ce18" office:value-type="date" office:date-value="2023-08-30" calcext:value-type="date">
            <text:p>30/8/2023</text:p>
          </table:table-cell>
          <table:table-cell table:style-name="ce40" table:formula="of:=([.G11]-[.F11])/30" office:value-type="float" office:value="1.96666666666667" calcext:value-type="float">
            <text:p>2.0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ABL012</text:p>
          </table:table-cell>
          <table:table-cell table:style-name="ce10" office:value-type="string" calcext:value-type="string">
            <text:p>AMB</text:p>
          </table:table-cell>
          <table:table-cell table:style-name="ce18" office:value-type="date" office:date-value="1968-04-06" calcext:value-type="date">
            <text:p>6/4/1968</text:p>
          </table:table-cell>
          <table:table-cell table:style-name="ce26" table:formula="of:=DATEDIF([.C12];[.G12];&quot;Y&quot;)" office:value-type="float" office:value="55" calcext:value-type="float">
            <text:p>55</text:p>
          </table:table-cell>
          <table:table-cell table:style-name="ce26" office:value-type="string" calcext:value-type="string">
            <text:p>M</text:p>
          </table:table-cell>
          <table:table-cell table:style-name="ce18" office:value-type="date" office:date-value="2023-03-09" calcext:value-type="date">
            <text:p>9/3/2023</text:p>
          </table:table-cell>
          <table:table-cell table:style-name="ce18" office:value-type="date" office:date-value="2023-09-05" calcext:value-type="date">
            <text:p>5/9/2023</text:p>
          </table:table-cell>
          <table:table-cell table:style-name="ce40" table:formula="of:=([.G12]-[.F12])/30" office:value-type="float" office:value="6" calcext:value-type="float">
            <text:p>6.0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ABL013</text:p>
          </table:table-cell>
          <table:table-cell table:style-name="ce10" office:value-type="string" calcext:value-type="string">
            <text:p>AMB</text:p>
          </table:table-cell>
          <table:table-cell table:style-name="ce18" office:value-type="date" office:date-value="1964-04-29" calcext:value-type="date">
            <text:p>29/4/1964</text:p>
          </table:table-cell>
          <table:table-cell table:style-name="ce26" table:formula="of:=DATEDIF([.C13];[.G13];&quot;Y&quot;)" office:value-type="float" office:value="59" calcext:value-type="float">
            <text:p>59</text:p>
          </table:table-cell>
          <table:table-cell table:style-name="ce26" office:value-type="string" calcext:value-type="string">
            <text:p>M</text:p>
          </table:table-cell>
          <table:table-cell table:style-name="ce18" office:value-type="date" office:date-value="2023-07-29" calcext:value-type="date">
            <text:p>29/7/2023</text:p>
          </table:table-cell>
          <table:table-cell table:style-name="ce18" office:value-type="date" office:date-value="2023-09-06" calcext:value-type="date">
            <text:p>6/9/2023</text:p>
          </table:table-cell>
          <table:table-cell table:style-name="ce40" table:formula="of:=([.G13]-[.F13])/30" office:value-type="float" office:value="1.3" calcext:value-type="float">
            <text:p>1.3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ABL014</text:p>
          </table:table-cell>
          <table:table-cell table:style-name="ce10" office:value-type="string" calcext:value-type="string">
            <text:p>AMB</text:p>
          </table:table-cell>
          <table:table-cell table:style-name="ce18" office:value-type="date" office:date-value="1972-08-04" calcext:value-type="date">
            <text:p>4/8/1972</text:p>
          </table:table-cell>
          <table:table-cell table:style-name="ce26" table:formula="of:=DATEDIF([.C14];[.G14];&quot;Y&quot;)" office:value-type="float" office:value="51" calcext:value-type="float">
            <text:p>51</text:p>
          </table:table-cell>
          <table:table-cell table:style-name="ce26" office:value-type="string" calcext:value-type="string">
            <text:p>F</text:p>
          </table:table-cell>
          <table:table-cell table:style-name="ce18" office:value-type="date" office:date-value="2023-07-16" calcext:value-type="date">
            <text:p>16/7/2023</text:p>
          </table:table-cell>
          <table:table-cell table:style-name="ce18" office:value-type="date" office:date-value="2023-09-12" calcext:value-type="date">
            <text:p>12/9/2023</text:p>
          </table:table-cell>
          <table:table-cell table:style-name="ce40" table:formula="of:=([.G14]-[.F14])/30" office:value-type="float" office:value="1.93333333333333" calcext:value-type="float">
            <text:p>1.9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BL015</text:p>
          </table:table-cell>
          <table:table-cell table:style-name="ce14" office:value-type="string" calcext:value-type="string">
            <text:p>AMB</text:p>
          </table:table-cell>
          <table:table-cell table:style-name="ce22" office:value-type="date" office:date-value="1985-01-10" calcext:value-type="date">
            <text:p>10/1/1985</text:p>
          </table:table-cell>
          <table:table-cell table:style-name="ce26" table:formula="of:=DATEDIF([.C15];[.G15];&quot;Y&quot;)" office:value-type="float" office:value="38" calcext:value-type="float">
            <text:p>38</text:p>
          </table:table-cell>
          <table:table-cell table:style-name="ce26" office:value-type="string" calcext:value-type="string">
            <text:p>M</text:p>
          </table:table-cell>
          <table:table-cell table:style-name="ce32" office:value-type="date" office:date-value="2023-04-30" calcext:value-type="date">
            <text:p>30/4/2023</text:p>
          </table:table-cell>
          <table:table-cell table:style-name="ce22" office:value-type="date" office:date-value="2023-09-20" calcext:value-type="date">
            <text:p>20/9/2023</text:p>
          </table:table-cell>
          <table:table-cell table:style-name="ce40" table:formula="of:=([.G15]-[.F15])/30" office:value-type="float" office:value="4.76666666666667" calcext:value-type="float">
            <text:p>4.8</text:p>
          </table:table-cell>
          <table:table-cell table:number-columns-repeated="2" table:style-name="ce42" office:value-type="string" calcext:value-type="string">
            <text:p>S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BL016</text:p>
          </table:table-cell>
          <table:table-cell table:style-name="ce14" office:value-type="string" calcext:value-type="string">
            <text:p>AMB</text:p>
          </table:table-cell>
          <table:table-cell table:style-name="ce22" office:value-type="date" office:date-value="1952-05-26" calcext:value-type="date">
            <text:p>26/5/1952</text:p>
          </table:table-cell>
          <table:table-cell table:style-name="ce26" table:formula="of:=DATEDIF([.C16];[.G16];&quot;Y&quot;)" office:value-type="float" office:value="71" calcext:value-type="float">
            <text:p>71</text:p>
          </table:table-cell>
          <table:table-cell table:style-name="ce26" office:value-type="string" calcext:value-type="string">
            <text:p>F</text:p>
          </table:table-cell>
          <table:table-cell table:style-name="ce18" office:value-type="date" office:date-value="2023-08-12" calcext:value-type="date">
            <text:p>12/8/2023</text:p>
          </table:table-cell>
          <table:table-cell table:style-name="ce22" office:value-type="date" office:date-value="2023-09-20" calcext:value-type="date">
            <text:p>20/9/2023</text:p>
          </table:table-cell>
          <table:table-cell table:style-name="ce40" table:formula="of:=([.G16]-[.F16])/30" office:value-type="float" office:value="1.3" calcext:value-type="float">
            <text:p>1.3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BL017</text:p>
          </table:table-cell>
          <table:table-cell table:style-name="ce11" office:value-type="string" calcext:value-type="string">
            <text:p>AMB</text:p>
          </table:table-cell>
          <table:table-cell table:style-name="ce23" office:value-type="date" office:date-value="1960-12-07" calcext:value-type="date">
            <text:p>7/12/1960</text:p>
          </table:table-cell>
          <table:table-cell table:style-name="ce27" table:formula="of:=DATEDIF([.C17];[.G17];&quot;Y&quot;)" office:value-type="float" office:value="62" calcext:value-type="float">
            <text:p>62</text:p>
          </table:table-cell>
          <table:table-cell table:style-name="ce27" office:value-type="string" calcext:value-type="string">
            <text:p>M</text:p>
          </table:table-cell>
          <table:table-cell table:style-name="ce19" office:value-type="date" office:date-value="2022-10-07" calcext:value-type="date">
            <text:p>7/10/2022</text:p>
          </table:table-cell>
          <table:table-cell table:style-name="ce19" office:value-type="date" office:date-value="2023-09-21" calcext:value-type="date">
            <text:p>21/9/2023</text:p>
          </table:table-cell>
          <table:table-cell table:style-name="ce40" table:formula="of:=([.G17]-[.F17])/30" office:value-type="float" office:value="11.6333333333333" calcext:value-type="float">
            <text:p>11.6</text:p>
          </table:table-cell>
          <table:table-cell table:style-name="ce43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7" office:value-type="string" calcext:value-type="string">
            <text:p>BL018</text:p>
          </table:table-cell>
          <table:table-cell table:style-name="ce10" office:value-type="string" calcext:value-type="string">
            <text:p>AMB</text:p>
          </table:table-cell>
          <table:table-cell table:style-name="ce20" office:value-type="date" office:date-value="1949-01-16" calcext:value-type="date">
            <text:p>1/16/1949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string" calcext:value-type="string">
            <text:p>M</text:p>
          </table:table-cell>
          <table:table-cell table:style-name="ce33" office:value-type="date" office:date-value="2023-05-14" calcext:value-type="date">
            <text:p>5/14/2023</text:p>
          </table:table-cell>
          <table:table-cell table:style-name="ce20" office:value-type="date" office:date-value="2023-09-21" calcext:value-type="date">
            <text:p>9/21/2023</text:p>
          </table:table-cell>
          <table:table-cell table:style-name="ce40" table:formula="of:=([.G18]-[.F18])/30" office:value-type="float" office:value="4.33333333333333" calcext:value-type="float">
            <text:p>4.3</text:p>
          </table:table-cell>
          <table:table-cell table:style-name="ce44" office:value-type="string" calcext:value-type="string">
            <text:p>N</text:p>
          </table:table-cell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8" office:value-type="string" calcext:value-type="string">
            <text:p>BL019</text:p>
          </table:table-cell>
          <table:table-cell table:style-name="ce15" office:value-type="string" calcext:value-type="string">
            <text:p>HEMO</text:p>
          </table:table-cell>
          <table:table-cell table:style-name="ce24" office:value-type="date" office:date-value="1959-09-15" calcext:value-type="date">
            <text:p>9/15/195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string" calcext:value-type="string">
            <text:p>M</text:p>
          </table:table-cell>
          <table:table-cell table:style-name="ce34" office:value-type="date" office:date-value="2023-09-17" calcext:value-type="date">
            <text:p>9/17/2023</text:p>
          </table:table-cell>
          <table:table-cell table:style-name="ce24" office:value-type="date" office:date-value="2023-09-26" calcext:value-type="date">
            <text:p>9/26/2023</text:p>
          </table:table-cell>
          <table:table-cell table:style-name="ce40" table:formula="of:=([.G19]-[.F19])/30" office:value-type="float" office:value="0.3" calcext:value-type="float">
            <text:p>0.3</text:p>
          </table:table-cell>
          <table:table-cell table:style-name="ce42" office:value-type="string" calcext:value-type="string">
            <text:p>N</text:p>
          </table:table-cell>
          <table:table-cell table:style-name="ce42" office:value-type="string" calcext:value-type="string">
            <text:p>S</text:p>
          </table:table-cell>
          <table:table-cell table:number-columns-repeated="16374"/>
        </table:table-row>
        <table:table-row table:style-name="ro1">
          <table:table-cell table:style-name="ce2" office:value-type="string" calcext:value-type="string">
            <text:p>BL020</text:p>
          </table:table-cell>
          <table:table-cell table:style-name="ce10" office:value-type="string" calcext:value-type="string">
            <text:p>AMB</text:p>
          </table:table-cell>
          <table:table-cell table:style-name="ce18" office:value-type="date" office:date-value="1979-01-04" calcext:value-type="date">
            <text:p>4/1/1979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string" calcext:value-type="string">
            <text:p>F</text:p>
          </table:table-cell>
          <table:table-cell table:style-name="ce18" office:value-type="date" office:date-value="2022-10-01" calcext:value-type="date">
            <text:p>1/10/2022</text:p>
          </table:table-cell>
          <table:table-cell table:style-name="ce18" office:value-type="date" office:date-value="2023-09-26" calcext:value-type="date">
            <text:p>26/9/2023</text:p>
          </table:table-cell>
          <table:table-cell table:style-name="ce40" table:formula="of:=([.G20]-[.F20])/30" office:value-type="float" office:value="12" calcext:value-type="float">
            <text:p>12.0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21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62-07-12" calcext:value-type="date">
            <text:p>7/12/1962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string" calcext:value-type="string">
            <text:p>F</text:p>
          </table:table-cell>
          <table:table-cell table:style-name="ce20" office:value-type="date" office:date-value="2023-08-04" calcext:value-type="date">
            <text:p>8/4/2023</text:p>
          </table:table-cell>
          <table:table-cell table:style-name="ce20" office:value-type="date" office:date-value="2023-09-27" calcext:value-type="date">
            <text:p>9/27/2023</text:p>
          </table:table-cell>
          <table:table-cell table:style-name="ce40" table:formula="of:=([.G21]-[.F21])/30" office:value-type="float" office:value="1.8" calcext:value-type="float">
            <text:p>1.8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22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76-08-08" calcext:value-type="date">
            <text:p>8/8/197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2-12-26" calcext:value-type="date">
            <text:p>12/26/2022</text:p>
          </table:table-cell>
          <table:table-cell table:style-name="ce20" office:value-type="date" office:date-value="2023-09-27" calcext:value-type="date">
            <text:p>9/27/2023</text:p>
          </table:table-cell>
          <table:table-cell table:style-name="ce40" table:formula="of:=([.G22]-[.F22])/30" office:value-type="float" office:value="9.16666666666667" calcext:value-type="float">
            <text:p>9.2</text:p>
          </table:table-cell>
          <table:table-cell table:style-name="ce42"/>
          <table:table-cell table:style-name="ce42" office:value-type="string" calcext:value-type="string">
            <text:p>S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23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59-08-22" calcext:value-type="date">
            <text:p>8/22/1959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string" calcext:value-type="string">
            <text:p>F</text:p>
          </table:table-cell>
          <table:table-cell table:style-name="ce20" office:value-type="date" office:date-value="2023-08-28" calcext:value-type="date">
            <text:p>8/28/2023</text:p>
          </table:table-cell>
          <table:table-cell table:style-name="ce20" office:value-type="date" office:date-value="2023-09-27" calcext:value-type="date">
            <text:p>9/27/2023</text:p>
          </table:table-cell>
          <table:table-cell table:style-name="ce40" table:formula="of:=([.G23]-[.F23])/30" office:value-type="float" office:value="1" calcext:value-type="float">
            <text:p>1.0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2">
          <table:table-cell table:style-name="ce4" office:value-type="string" calcext:value-type="string">
            <text:p>BL024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46-03-20" calcext:value-type="date">
            <text:p>3/20/1946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09-20" calcext:value-type="date">
            <text:p>9/20/2023</text:p>
          </table:table-cell>
          <table:table-cell table:style-name="ce38" office:value-type="date" office:date-value="2023-09-28" calcext:value-type="date">
            <text:p>9/28/2023</text:p>
          </table:table-cell>
          <table:table-cell table:style-name="ce40" table:formula="of:=([.G24]-[.F24])/30" office:value-type="float" office:value="0.266666666666667" calcext:value-type="float">
            <text:p>0.3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2">
          <table:table-cell table:style-name="ce4" office:value-type="string" calcext:value-type="string">
            <text:p>BL025</text:p>
          </table:table-cell>
          <table:table-cell table:style-name="ce12" office:value-type="string" calcext:value-type="string">
            <text:p>HEMO</text:p>
          </table:table-cell>
          <table:table-cell table:style-name="ce20" office:value-type="date" office:date-value="1955-07-28" calcext:value-type="date">
            <text:p>7/28/1955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string" calcext:value-type="string">
            <text:p>M</text:p>
          </table:table-cell>
          <table:table-cell table:style-name="ce35" office:value-type="date" office:date-value="2023-09-17" calcext:value-type="date">
            <text:p>9/17/2023</text:p>
          </table:table-cell>
          <table:table-cell table:style-name="ce38" office:value-type="date" office:date-value="2023-09-28" calcext:value-type="date">
            <text:p>9/28/2023</text:p>
          </table:table-cell>
          <table:table-cell table:style-name="ce40" table:formula="of:=([.G25]-[.F25])/30" office:value-type="float" office:value="0.366666666666667" calcext:value-type="float">
            <text:p>0.4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28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39-07-20" calcext:value-type="date">
            <text:p>7/20/1939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05-22" calcext:value-type="date">
            <text:p>5/22/2023</text:p>
          </table:table-cell>
          <table:table-cell table:style-name="ce20" office:value-type="date" office:date-value="2023-10-04" calcext:value-type="date">
            <text:p>10/4/2023</text:p>
          </table:table-cell>
          <table:table-cell table:style-name="ce40" table:formula="of:=([.G26]-[.F26])/30" office:value-type="float" office:value="4.5" calcext:value-type="float">
            <text:p>4.5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29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54-10-04" calcext:value-type="date">
            <text:p>10/4/1954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06-18" calcext:value-type="date">
            <text:p>6/18/2023</text:p>
          </table:table-cell>
          <table:table-cell table:style-name="ce20" office:value-type="date" office:date-value="2023-10-04" calcext:value-type="date">
            <text:p>10/4/2023</text:p>
          </table:table-cell>
          <table:table-cell table:style-name="ce40" table:formula="of:=([.G27]-[.F27])/30" office:value-type="float" office:value="3.6" calcext:value-type="float">
            <text:p>3.6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30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55-02-18" calcext:value-type="date">
            <text:p>2/18/1955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string" calcext:value-type="string">
            <text:p>F</text:p>
          </table:table-cell>
          <table:table-cell table:style-name="ce20" office:value-type="date" office:date-value="2023-06-12" calcext:value-type="date">
            <text:p>6/12/2023</text:p>
          </table:table-cell>
          <table:table-cell table:style-name="ce20" office:value-type="date" office:date-value="2023-10-04" calcext:value-type="date">
            <text:p>10/4/2023</text:p>
          </table:table-cell>
          <table:table-cell table:style-name="ce40" table:formula="of:=([.G28]-[.F28])/30" office:value-type="float" office:value="3.8" calcext:value-type="float">
            <text:p>3.8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2">
          <table:table-cell table:style-name="ce4" office:value-type="string" calcext:value-type="string">
            <text:p>BL031</text:p>
          </table:table-cell>
          <table:table-cell table:style-name="ce12" office:value-type="string" calcext:value-type="string">
            <text:p>HEMO</text:p>
          </table:table-cell>
          <table:table-cell table:style-name="ce20" office:value-type="date" office:date-value="1967-10-13" calcext:value-type="date">
            <text:p>10/13/196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09-22" calcext:value-type="date">
            <text:p>9/22/2023</text:p>
          </table:table-cell>
          <table:table-cell table:style-name="ce38" office:value-type="date" office:date-value="2023-10-05" calcext:value-type="date">
            <text:p>10/5/2023</text:p>
          </table:table-cell>
          <table:table-cell table:style-name="ce40" table:formula="of:=([.G29]-[.F29])/30" office:value-type="float" office:value="0.433333333333333" calcext:value-type="float">
            <text:p>0.4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32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72-11-06" calcext:value-type="date">
            <text:p>11/6/197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09-06" calcext:value-type="date">
            <text:p>9/6/2023</text:p>
          </table:table-cell>
          <table:table-cell table:style-name="ce20" office:value-type="date" office:date-value="2023-10-06" calcext:value-type="date">
            <text:p>10/6/2023</text:p>
          </table:table-cell>
          <table:table-cell table:style-name="ce40" table:formula="of:=([.G30]-[.F30])/30" office:value-type="float" office:value="1" calcext:value-type="float">
            <text:p>1.0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33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78-04-22" calcext:value-type="date">
            <text:p>4/22/1978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06-10" calcext:value-type="date">
            <text:p>6/10/2023</text:p>
          </table:table-cell>
          <table:table-cell table:style-name="ce20" office:value-type="date" office:date-value="2023-10-09" calcext:value-type="date">
            <text:p>10/9/2023</text:p>
          </table:table-cell>
          <table:table-cell table:style-name="ce40" table:formula="of:=([.G31]-[.F31])/30" office:value-type="float" office:value="4.03333333333333" calcext:value-type="float">
            <text:p>4.0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2">
          <table:table-cell table:style-name="ce4" office:value-type="string" calcext:value-type="string">
            <text:p>BL034</text:p>
          </table:table-cell>
          <table:table-cell table:style-name="ce12" office:value-type="string" calcext:value-type="string">
            <text:p>HEMO</text:p>
          </table:table-cell>
          <table:table-cell table:style-name="ce20" office:value-type="date" office:date-value="1948-05-28" calcext:value-type="date">
            <text:p>5/28/1948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10-01" calcext:value-type="date">
            <text:p>10/1/2023</text:p>
          </table:table-cell>
          <table:table-cell table:style-name="ce38" office:value-type="date" office:date-value="2023-10-10" calcext:value-type="date">
            <text:p>10/10/2023</text:p>
          </table:table-cell>
          <table:table-cell table:style-name="ce40" table:formula="of:=([.G32]-[.F32])/30" office:value-type="float" office:value="0.3" calcext:value-type="float">
            <text:p>0.3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2">
          <table:table-cell table:style-name="ce4" office:value-type="string" calcext:value-type="string">
            <text:p>BL035</text:p>
          </table:table-cell>
          <table:table-cell table:style-name="ce12" office:value-type="string" calcext:value-type="string">
            <text:p>HEMO</text:p>
          </table:table-cell>
          <table:table-cell table:style-name="ce20" office:value-type="date" office:date-value="1957-07-29" calcext:value-type="date">
            <text:p>7/29/1957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09-23" calcext:value-type="date">
            <text:p>9/23/2023</text:p>
          </table:table-cell>
          <table:table-cell table:style-name="ce38" office:value-type="date" office:date-value="2023-10-10" calcext:value-type="date">
            <text:p>10/10/2023</text:p>
          </table:table-cell>
          <table:table-cell table:style-name="ce40" table:formula="of:=([.G33]-[.F33])/30" office:value-type="float" office:value="0.566666666666667" calcext:value-type="float">
            <text:p>0.6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2">
          <table:table-cell table:style-name="ce4" office:value-type="string" calcext:value-type="string">
            <text:p>BL036</text:p>
          </table:table-cell>
          <table:table-cell table:style-name="ce12" office:value-type="string" calcext:value-type="string">
            <text:p>HEMO</text:p>
          </table:table-cell>
          <table:table-cell table:style-name="ce20" office:value-type="date" office:date-value="1961-10-30" calcext:value-type="date">
            <text:p>10/30/1961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09-30" calcext:value-type="date">
            <text:p>9/30/2023</text:p>
          </table:table-cell>
          <table:table-cell table:style-name="ce38" office:value-type="date" office:date-value="2023-10-10" calcext:value-type="date">
            <text:p>10/10/2023</text:p>
          </table:table-cell>
          <table:table-cell table:style-name="ce40" table:formula="of:=([.G34]-[.F34])/30" office:value-type="float" office:value="0.333333333333333" calcext:value-type="float">
            <text:p>0.3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37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55-07-18" calcext:value-type="date">
            <text:p>7/18/1955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2-07-26" calcext:value-type="date">
            <text:p>7/26/2022</text:p>
          </table:table-cell>
          <table:table-cell table:style-name="ce20" office:value-type="date" office:date-value="2023-10-10" calcext:value-type="date">
            <text:p>10/10/2023</text:p>
          </table:table-cell>
          <table:table-cell table:style-name="ce40" table:formula="of:=([.G35]-[.F35])/30" office:value-type="float" office:value="14.7" calcext:value-type="float">
            <text:p>14.7</text:p>
          </table:table-cell>
          <table:table-cell table:style-name="ce42" office:value-type="string" calcext:value-type="string">
            <text:p>S</text:p>
          </table:table-cell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38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92-01-24" calcext:value-type="date">
            <text:p>1/24/1992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09-01" calcext:value-type="date">
            <text:p>9/1/2023</text:p>
          </table:table-cell>
          <table:table-cell table:style-name="ce20" office:value-type="date" office:date-value="2023-10-10" calcext:value-type="date">
            <text:p>10/10/2023</text:p>
          </table:table-cell>
          <table:table-cell table:style-name="ce40" table:formula="of:=([.G36]-[.F36])/30" office:value-type="float" office:value="1.3" calcext:value-type="float">
            <text:p>1.3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39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50-02-18" calcext:value-type="date">
            <text:p>2/18/1950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01-03" calcext:value-type="date">
            <text:p>1/3/2023</text:p>
          </table:table-cell>
          <table:table-cell table:style-name="ce20" office:value-type="date" office:date-value="2023-10-11" calcext:value-type="date">
            <text:p>10/11/2023</text:p>
          </table:table-cell>
          <table:table-cell table:style-name="ce40" table:formula="of:=([.G37]-[.F37])/30" office:value-type="float" office:value="9.36666666666667" calcext:value-type="float">
            <text:p>9.4</text:p>
          </table:table-cell>
          <table:table-cell table:style-name="ce42" office:value-type="string" calcext:value-type="string">
            <text:p>S</text:p>
          </table:table-cell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40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65-11-29" calcext:value-type="date">
            <text:p>11/29/196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08-27" calcext:value-type="date">
            <text:p>8/27/2023</text:p>
          </table:table-cell>
          <table:table-cell table:style-name="ce20" office:value-type="date" office:date-value="2023-10-11" calcext:value-type="date">
            <text:p>10/11/2023</text:p>
          </table:table-cell>
          <table:table-cell table:style-name="ce40" table:formula="of:=([.G38]-[.F38])/30" office:value-type="float" office:value="1.5" calcext:value-type="float">
            <text:p>1.5</text:p>
          </table:table-cell>
          <table:table-cell table:style-name="ce42" office:value-type="string" calcext:value-type="string">
            <text:p>S</text:p>
          </table:table-cell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41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57-04-08" calcext:value-type="date">
            <text:p>4/8/1957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string" calcext:value-type="string">
            <text:p>F</text:p>
          </table:table-cell>
          <table:table-cell table:style-name="ce20" office:value-type="date" office:date-value="2022-12-16" calcext:value-type="date">
            <text:p>12/16/2022</text:p>
          </table:table-cell>
          <table:table-cell table:style-name="ce20" office:value-type="date" office:date-value="2023-10-11" calcext:value-type="date">
            <text:p>10/11/2023</text:p>
          </table:table-cell>
          <table:table-cell table:style-name="ce40" table:formula="of:=([.G39]-[.F39])/30" office:value-type="float" office:value="9.96666666666667" calcext:value-type="float">
            <text:p>10.0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42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57-04-25" calcext:value-type="date">
            <text:p>4/25/1957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string" calcext:value-type="string">
            <text:p>M</text:p>
          </table:table-cell>
          <table:table-cell table:style-name="ce36" office:value-type="date" office:date-value="2023-11-24" calcext:value-type="date">
            <text:p>11/24/2023</text:p>
          </table:table-cell>
          <table:table-cell table:style-name="ce20" office:value-type="date" office:date-value="2023-10-11" calcext:value-type="date">
            <text:p>10/11/2023</text:p>
          </table:table-cell>
          <table:table-cell table:style-name="ce40" table:formula="of:=([.G40]-[.F40])/30" office:value-type="float" office:value="-1.46666666666667" calcext:value-type="float">
            <text:p>-1.5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43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52-02-01" calcext:value-type="date">
            <text:p>2/1/1952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string" calcext:value-type="string">
            <text:p>F</text:p>
          </table:table-cell>
          <table:table-cell table:style-name="ce20" office:value-type="date" office:date-value="2023-09-12" calcext:value-type="date">
            <text:p>9/12/2023</text:p>
          </table:table-cell>
          <table:table-cell table:style-name="ce20" office:value-type="date" office:date-value="2023-10-11" calcext:value-type="date">
            <text:p>10/11/2023</text:p>
          </table:table-cell>
          <table:table-cell table:style-name="ce40" table:formula="of:=([.G41]-[.F41])/30" office:value-type="float" office:value="0.966666666666667" calcext:value-type="float">
            <text:p>1.0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44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62-02-16" calcext:value-type="date">
            <text:p>2/16/196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01-24" calcext:value-type="date">
            <text:p>1/24/2023</text:p>
          </table:table-cell>
          <table:table-cell table:style-name="ce20" office:value-type="date" office:date-value="2023-10-11" calcext:value-type="date">
            <text:p>10/11/2023</text:p>
          </table:table-cell>
          <table:table-cell table:style-name="ce40" table:formula="of:=([.G42]-[.F42])/30" office:value-type="float" office:value="8.66666666666667" calcext:value-type="float">
            <text:p>8.7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45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58-05-22" calcext:value-type="date">
            <text:p>5/22/1958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string" calcext:value-type="string">
            <text:p>F</text:p>
          </table:table-cell>
          <table:table-cell table:style-name="ce20" office:value-type="date" office:date-value="2023-09-03" calcext:value-type="date">
            <text:p>9/3/2023</text:p>
          </table:table-cell>
          <table:table-cell table:style-name="ce20" office:value-type="date" office:date-value="2023-10-17" calcext:value-type="date">
            <text:p>10/17/2023</text:p>
          </table:table-cell>
          <table:table-cell table:style-name="ce40" table:formula="of:=([.G43]-[.F43])/30" office:value-type="float" office:value="1.46666666666667" calcext:value-type="float">
            <text:p>1.5</text:p>
          </table:table-cell>
          <table:table-cell table:style-name="ce42" office:value-type="string" calcext:value-type="string">
            <text:p>S</text:p>
          </table:table-cell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46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59-09-29" calcext:value-type="date">
            <text:p>9/29/1959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01-17" calcext:value-type="date">
            <text:p>1/17/2023</text:p>
          </table:table-cell>
          <table:table-cell table:style-name="ce20" office:value-type="date" office:date-value="2023-10-18" calcext:value-type="date">
            <text:p>10/18/2023</text:p>
          </table:table-cell>
          <table:table-cell table:style-name="ce40" table:formula="of:=([.G44]-[.F44])/30" office:value-type="float" office:value="9.13333333333333" calcext:value-type="float">
            <text:p>9.1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47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41-06-03" calcext:value-type="date">
            <text:p>6/3/1941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string" calcext:value-type="string">
            <text:p>F</text:p>
          </table:table-cell>
          <table:table-cell table:style-name="ce20" office:value-type="date" office:date-value="2023-09-03" calcext:value-type="date">
            <text:p>9/3/2023</text:p>
          </table:table-cell>
          <table:table-cell table:style-name="ce20" office:value-type="date" office:date-value="2023-10-18" calcext:value-type="date">
            <text:p>10/18/2023</text:p>
          </table:table-cell>
          <table:table-cell table:style-name="ce40" table:formula="of:=([.G45]-[.F45])/30" office:value-type="float" office:value="1.5" calcext:value-type="float">
            <text:p>1.5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48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72-04-29" calcext:value-type="date">
            <text:p>4/29/1972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08-07" calcext:value-type="date">
            <text:p>8/7/2023</text:p>
          </table:table-cell>
          <table:table-cell table:style-name="ce20" office:value-type="date" office:date-value="2023-10-18" calcext:value-type="date">
            <text:p>10/18/2023</text:p>
          </table:table-cell>
          <table:table-cell table:style-name="ce40" table:formula="of:=([.G46]-[.F46])/30" office:value-type="float" office:value="2.4" calcext:value-type="float">
            <text:p>2.4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49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64-03-19" calcext:value-type="date">
            <text:p>3/19/1964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string" calcext:value-type="string">
            <text:p>F</text:p>
          </table:table-cell>
          <table:table-cell table:style-name="ce20" office:value-type="date" office:date-value="2023-03-23" calcext:value-type="date">
            <text:p>3/23/2023</text:p>
          </table:table-cell>
          <table:table-cell table:style-name="ce20" office:value-type="date" office:date-value="2023-10-18" calcext:value-type="date">
            <text:p>10/18/2023</text:p>
          </table:table-cell>
          <table:table-cell table:style-name="ce40" table:formula="of:=([.G47]-[.F47])/30" office:value-type="float" office:value="6.96666666666667" calcext:value-type="float">
            <text:p>7.0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50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55-08-02" calcext:value-type="date">
            <text:p>8/2/1955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07-02" calcext:value-type="date">
            <text:p>7/2/2023</text:p>
          </table:table-cell>
          <table:table-cell table:style-name="ce20" office:value-type="date" office:date-value="2023-10-18" calcext:value-type="date">
            <text:p>10/18/2023</text:p>
          </table:table-cell>
          <table:table-cell table:style-name="ce40" table:formula="of:=([.G48]-[.F48])/30" office:value-type="float" office:value="3.6" calcext:value-type="float">
            <text:p>3.6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52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73-10-15" calcext:value-type="date">
            <text:p>10/15/1973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2-10-02" calcext:value-type="date">
            <text:p>10/2/2022</text:p>
          </table:table-cell>
          <table:table-cell table:style-name="ce20" office:value-type="date" office:date-value="2023-10-20" calcext:value-type="date">
            <text:p>10/20/2023</text:p>
          </table:table-cell>
          <table:table-cell table:style-name="ce40" table:formula="of:=([.G49]-[.F49])/30" office:value-type="float" office:value="12.7666666666667" calcext:value-type="float">
            <text:p>12.8</text:p>
          </table:table-cell>
          <table:table-cell table:style-name="ce42" office:value-type="string" calcext:value-type="string">
            <text:p>S</text:p>
          </table:table-cell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53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72-04-13" calcext:value-type="date">
            <text:p>4/13/1972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02-22" calcext:value-type="date">
            <text:p>2/22/2023</text:p>
          </table:table-cell>
          <table:table-cell table:style-name="ce20" office:value-type="date" office:date-value="2023-10-20" calcext:value-type="date">
            <text:p>10/20/2023</text:p>
          </table:table-cell>
          <table:table-cell table:style-name="ce40" table:formula="of:=([.G50]-[.F50])/30" office:value-type="float" office:value="8" calcext:value-type="float">
            <text:p>8.0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54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79-12-08" calcext:value-type="date">
            <text:p>12/8/1979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string" calcext:value-type="string">
            <text:p>F</text:p>
          </table:table-cell>
          <table:table-cell table:style-name="ce20" office:value-type="date" office:date-value="2023-05-14" calcext:value-type="date">
            <text:p>5/14/2023</text:p>
          </table:table-cell>
          <table:table-cell table:style-name="ce20" office:value-type="date" office:date-value="2023-10-23" calcext:value-type="date">
            <text:p>10/23/2023</text:p>
          </table:table-cell>
          <table:table-cell table:style-name="ce40" table:formula="of:=([.G51]-[.F51])/30" office:value-type="float" office:value="5.4" calcext:value-type="float">
            <text:p>5.4</text:p>
          </table:table-cell>
          <table:table-cell table:style-name="ce42" office:value-type="string" calcext:value-type="string">
            <text:p>S</text:p>
          </table:table-cell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55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75-08-05" calcext:value-type="date">
            <text:p>8/5/1975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07-01" calcext:value-type="date">
            <text:p>7/1/2023</text:p>
          </table:table-cell>
          <table:table-cell table:style-name="ce20" office:value-type="date" office:date-value="2023-10-23" calcext:value-type="date">
            <text:p>10/23/2023</text:p>
          </table:table-cell>
          <table:table-cell table:style-name="ce40" table:formula="of:=([.G52]-[.F52])/30" office:value-type="float" office:value="3.8" calcext:value-type="float">
            <text:p>3.8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2">
          <table:table-cell table:style-name="ce4" office:value-type="string" calcext:value-type="string">
            <text:p>BL056</text:p>
          </table:table-cell>
          <table:table-cell table:style-name="ce12" office:value-type="string" calcext:value-type="string">
            <text:p>HEMO</text:p>
          </table:table-cell>
          <table:table-cell table:style-name="ce20" office:value-type="date" office:date-value="2023-12-30" calcext:value-type="date">
            <text:p>12/30/2023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10-11" calcext:value-type="date">
            <text:p>10/11/2023</text:p>
          </table:table-cell>
          <table:table-cell table:style-name="ce38" office:value-type="date" office:date-value="2023-10-23" calcext:value-type="date">
            <text:p>10/23/2023</text:p>
          </table:table-cell>
          <table:table-cell table:style-name="ce40" table:formula="of:=([.G53]-[.F53])/30" office:value-type="float" office:value="0.4" calcext:value-type="float">
            <text:p>0.4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2">
          <table:table-cell table:style-name="ce4" office:value-type="string" calcext:value-type="string">
            <text:p>BL057</text:p>
          </table:table-cell>
          <table:table-cell table:style-name="ce12" office:value-type="string" calcext:value-type="string">
            <text:p>HEMO</text:p>
          </table:table-cell>
          <table:table-cell table:style-name="ce20" office:value-type="date" office:date-value="1962-11-28" calcext:value-type="date">
            <text:p>11/28/196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10-02" calcext:value-type="date">
            <text:p>10/2/2023</text:p>
          </table:table-cell>
          <table:table-cell table:style-name="ce38" office:value-type="date" office:date-value="2023-10-23" calcext:value-type="date">
            <text:p>10/23/2023</text:p>
          </table:table-cell>
          <table:table-cell table:style-name="ce40" table:formula="of:=([.G54]-[.F54])/30" office:value-type="float" office:value="0.7" calcext:value-type="float">
            <text:p>0.7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2">
          <table:table-cell table:style-name="ce4" office:value-type="string" calcext:value-type="string">
            <text:p>BL058</text:p>
          </table:table-cell>
          <table:table-cell table:style-name="ce12" office:value-type="string" calcext:value-type="string">
            <text:p>HEMO</text:p>
          </table:table-cell>
          <table:table-cell table:style-name="ce20" office:value-type="date" office:date-value="1964-12-16" calcext:value-type="date">
            <text:p>12/16/1964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10-14" calcext:value-type="date">
            <text:p>10/14/2023</text:p>
          </table:table-cell>
          <table:table-cell table:style-name="ce38" office:value-type="date" office:date-value="2023-10-24" calcext:value-type="date">
            <text:p>10/24/2023</text:p>
          </table:table-cell>
          <table:table-cell table:style-name="ce40" table:formula="of:=([.G55]-[.F55])/30" office:value-type="float" office:value="0.333333333333333" calcext:value-type="float">
            <text:p>0.3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59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60-06-04" calcext:value-type="date">
            <text:p>6/4/1960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string" calcext:value-type="string">
            <text:p>F</text:p>
          </table:table-cell>
          <table:table-cell table:style-name="ce20" office:value-type="date" office:date-value="2022-09-10" calcext:value-type="date">
            <text:p>9/10/2022</text:p>
          </table:table-cell>
          <table:table-cell table:style-name="ce20" office:value-type="date" office:date-value="2023-10-25" calcext:value-type="date">
            <text:p>10/25/2023</text:p>
          </table:table-cell>
          <table:table-cell table:style-name="ce40" table:formula="of:=([.G56]-[.F56])/30" office:value-type="float" office:value="13.6666666666667" calcext:value-type="float">
            <text:p>13.7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60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88-08-16" calcext:value-type="date">
            <text:p>8/16/1988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F</text:p>
          </table:table-cell>
          <table:table-cell table:style-name="ce20" office:value-type="date" office:date-value="2023-09-10" calcext:value-type="date">
            <text:p>9/10/2023</text:p>
          </table:table-cell>
          <table:table-cell table:style-name="ce20" office:value-type="date" office:date-value="2023-10-25" calcext:value-type="date">
            <text:p>10/25/2023</text:p>
          </table:table-cell>
          <table:table-cell table:style-name="ce40" table:formula="of:=([.G57]-[.F57])/30" office:value-type="float" office:value="1.5" calcext:value-type="float">
            <text:p>1.5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61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65-09-14" calcext:value-type="date">
            <text:p>9/14/1965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2-11-01" calcext:value-type="date">
            <text:p>11/1/2022</text:p>
          </table:table-cell>
          <table:table-cell table:style-name="ce20" office:value-type="date" office:date-value="2023-10-25" calcext:value-type="date">
            <text:p>10/25/2023</text:p>
          </table:table-cell>
          <table:table-cell table:style-name="ce40" table:formula="of:=([.G58]-[.F58])/30" office:value-type="float" office:value="11.9333333333333" calcext:value-type="float">
            <text:p>11.9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62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64-01-18" calcext:value-type="date">
            <text:p>1/18/1964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string" calcext:value-type="string">
            <text:p>F</text:p>
          </table:table-cell>
          <table:table-cell table:style-name="ce20" office:value-type="date" office:date-value="2022-07-02" calcext:value-type="date">
            <text:p>7/2/2022</text:p>
          </table:table-cell>
          <table:table-cell table:style-name="ce20" office:value-type="date" office:date-value="2023-10-26" calcext:value-type="date">
            <text:p>10/26/2023</text:p>
          </table:table-cell>
          <table:table-cell table:style-name="ce40" table:formula="of:=([.G59]-[.F59])/30" office:value-type="float" office:value="16.0333333333333" calcext:value-type="float">
            <text:p>16.0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2">
          <table:table-cell table:style-name="ce4" office:value-type="string" calcext:value-type="string">
            <text:p>BL063</text:p>
          </table:table-cell>
          <table:table-cell table:style-name="ce12" office:value-type="string" calcext:value-type="string">
            <text:p>HEMO</text:p>
          </table:table-cell>
          <table:table-cell table:style-name="ce20" office:value-type="date" office:date-value="1965-08-13" calcext:value-type="date">
            <text:p>8/13/1965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10-16" calcext:value-type="date">
            <text:p>10/16/2023</text:p>
          </table:table-cell>
          <table:table-cell table:style-name="ce38" office:value-type="date" office:date-value="2023-10-27" calcext:value-type="date">
            <text:p>10/27/2023</text:p>
          </table:table-cell>
          <table:table-cell table:style-name="ce40" table:formula="of:=([.G60]-[.F60])/30" office:value-type="float" office:value="0.366666666666667" calcext:value-type="float">
            <text:p>0.4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2">
          <table:table-cell table:style-name="ce4" office:value-type="string" calcext:value-type="string">
            <text:p>BL064</text:p>
          </table:table-cell>
          <table:table-cell table:style-name="ce12" office:value-type="string" calcext:value-type="string">
            <text:p>HEMO</text:p>
          </table:table-cell>
          <table:table-cell table:style-name="ce20" office:value-type="date" office:date-value="1965-01-28" calcext:value-type="date">
            <text:p>1/28/1965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10-12" calcext:value-type="date">
            <text:p>10/12/2023</text:p>
          </table:table-cell>
          <table:table-cell table:style-name="ce38" office:value-type="date" office:date-value="2023-10-27" calcext:value-type="date">
            <text:p>10/27/2023</text:p>
          </table:table-cell>
          <table:table-cell table:style-name="ce40" table:formula="of:=([.G61]-[.F61])/30" office:value-type="float" office:value="0.5" calcext:value-type="float">
            <text:p>0.5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2">
          <table:table-cell table:style-name="ce4" office:value-type="string" calcext:value-type="string">
            <text:p>BL065</text:p>
          </table:table-cell>
          <table:table-cell table:style-name="ce12" office:value-type="string" calcext:value-type="string">
            <text:p>HEMO</text:p>
          </table:table-cell>
          <table:table-cell table:style-name="ce20" office:value-type="date" office:date-value="1978-12-24" calcext:value-type="date">
            <text:p>12/24/1978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10-16" calcext:value-type="date">
            <text:p>10/16/2023</text:p>
          </table:table-cell>
          <table:table-cell table:style-name="ce38" office:value-type="date" office:date-value="2023-10-30" calcext:value-type="date">
            <text:p>10/30/2023</text:p>
          </table:table-cell>
          <table:table-cell table:style-name="ce40" table:formula="of:=([.G62]-[.F62])/30" office:value-type="float" office:value="0.466666666666667" calcext:value-type="float">
            <text:p>0.5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2">
          <table:table-cell table:style-name="ce4" office:value-type="string" calcext:value-type="string">
            <text:p>BL066</text:p>
          </table:table-cell>
          <table:table-cell table:style-name="ce12" office:value-type="string" calcext:value-type="string">
            <text:p>HEMO</text:p>
          </table:table-cell>
          <table:table-cell table:style-name="ce20" office:value-type="date" office:date-value="1987-09-27" calcext:value-type="date">
            <text:p>9/27/1987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10-23" calcext:value-type="date">
            <text:p>10/23/2023</text:p>
          </table:table-cell>
          <table:table-cell table:style-name="ce38" office:value-type="date" office:date-value="2023-10-31" calcext:value-type="date">
            <text:p>10/31/2023</text:p>
          </table:table-cell>
          <table:table-cell table:style-name="ce40" table:formula="of:=([.G63]-[.F63])/30" office:value-type="float" office:value="0.266666666666667" calcext:value-type="float">
            <text:p>0.3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67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45-01-01" calcext:value-type="date">
            <text:p>1/1/1945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01-20" calcext:value-type="date">
            <text:p>1/20/2023</text:p>
          </table:table-cell>
          <table:table-cell table:style-name="ce20" office:value-type="date" office:date-value="2023-11-01" calcext:value-type="date">
            <text:p>11/1/2023</text:p>
          </table:table-cell>
          <table:table-cell table:style-name="ce40" table:formula="of:=([.G64]-[.F64])/30" office:value-type="float" office:value="9.5" calcext:value-type="float">
            <text:p>9.5</text:p>
          </table:table-cell>
          <table:table-cell table:number-columns-repeated="2"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2">
          <table:table-cell table:style-name="ce4" office:value-type="string" calcext:value-type="string">
            <text:p>BL068</text:p>
          </table:table-cell>
          <table:table-cell table:style-name="ce12" office:value-type="string" calcext:value-type="string">
            <text:p>HEMO</text:p>
          </table:table-cell>
          <table:table-cell table:style-name="ce20" office:value-type="date" office:date-value="1947-12-10" calcext:value-type="date">
            <text:p>12/10/1947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11-02" calcext:value-type="date">
            <text:p>11/2/2023</text:p>
          </table:table-cell>
          <table:table-cell table:style-name="ce38" office:value-type="date" office:date-value="2023-11-10" calcext:value-type="date">
            <text:p>11/10/2023</text:p>
          </table:table-cell>
          <table:table-cell table:style-name="ce40" table:formula="of:=([.G65]-[.F65])/30" office:value-type="float" office:value="0.266666666666667" calcext:value-type="float">
            <text:p>0.3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2">
          <table:table-cell table:style-name="ce4" office:value-type="string" calcext:value-type="string">
            <text:p>BL069</text:p>
          </table:table-cell>
          <table:table-cell table:style-name="ce12" office:value-type="string" calcext:value-type="string">
            <text:p>HEMO</text:p>
          </table:table-cell>
          <table:table-cell table:style-name="ce20" office:value-type="date" office:date-value="1961-09-08" calcext:value-type="date">
            <text:p>9/8/19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11-05" calcext:value-type="date">
            <text:p>11/5/2023</text:p>
          </table:table-cell>
          <table:table-cell table:style-name="ce38" office:value-type="date" office:date-value="2023-11-13" calcext:value-type="date">
            <text:p>11/13/2023</text:p>
          </table:table-cell>
          <table:table-cell table:style-name="ce40" table:formula="of:=([.G66]-[.F66])/30" office:value-type="float" office:value="0.266666666666667" calcext:value-type="float">
            <text:p>0.3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2">
          <table:table-cell table:style-name="ce4" office:value-type="string" calcext:value-type="string">
            <text:p>BL070</text:p>
          </table:table-cell>
          <table:table-cell table:style-name="ce12" office:value-type="string" calcext:value-type="string">
            <text:p>HEMO</text:p>
          </table:table-cell>
          <table:table-cell table:style-name="ce20" office:value-type="date" office:date-value="1966-02-17" calcext:value-type="date">
            <text:p>2/17/196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string" calcext:value-type="string">
            <text:p>F</text:p>
          </table:table-cell>
          <table:table-cell table:style-name="ce20" office:value-type="date" office:date-value="2023-11-05" calcext:value-type="date">
            <text:p>11/5/2023</text:p>
          </table:table-cell>
          <table:table-cell table:style-name="ce38" office:value-type="date" office:date-value="2023-11-13" calcext:value-type="date">
            <text:p>11/13/2023</text:p>
          </table:table-cell>
          <table:table-cell table:style-name="ce40" table:formula="of:=([.G67]-[.F67])/30" office:value-type="float" office:value="0.266666666666667" calcext:value-type="float">
            <text:p>0.3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2">
          <table:table-cell table:style-name="ce4" office:value-type="string" calcext:value-type="string">
            <text:p>BL071</text:p>
          </table:table-cell>
          <table:table-cell table:style-name="ce12" office:value-type="string" calcext:value-type="string">
            <text:p>HEMO</text:p>
          </table:table-cell>
          <table:table-cell table:style-name="ce20" office:value-type="date" office:date-value="1961-05-17" calcext:value-type="date">
            <text:p>5/17/19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11-09" calcext:value-type="date">
            <text:p>11/9/2023</text:p>
          </table:table-cell>
          <table:table-cell table:style-name="ce38" office:value-type="date" office:date-value="2023-11-14" calcext:value-type="date">
            <text:p>11/14/2023</text:p>
          </table:table-cell>
          <table:table-cell table:style-name="ce40" table:formula="of:=([.G68]-[.F68])/30" office:value-type="float" office:value="0.166666666666667" calcext:value-type="float">
            <text:p>0.2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BL072</text:p>
          </table:table-cell>
          <table:table-cell table:style-name="ce12" office:value-type="string" calcext:value-type="string">
            <text:p>AMB</text:p>
          </table:table-cell>
          <table:table-cell table:style-name="ce20" office:value-type="date" office:date-value="1982-09-21" calcext:value-type="date">
            <text:p>9/21/1982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F</text:p>
          </table:table-cell>
          <table:table-cell table:style-name="ce20" office:value-type="date" office:date-value="2022-10-19" calcext:value-type="date">
            <text:p>10/19/2022</text:p>
          </table:table-cell>
          <table:table-cell table:style-name="ce20" office:value-type="date" office:date-value="2023-11-16" calcext:value-type="date">
            <text:p>11/16/2023</text:p>
          </table:table-cell>
          <table:table-cell table:style-name="ce40" table:formula="of:=([.G69]-[.F69])/30" office:value-type="float" office:value="13.1" calcext:value-type="float">
            <text:p>13.1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2">
          <table:table-cell table:style-name="ce4" office:value-type="string" calcext:value-type="string">
            <text:p>BL073</text:p>
          </table:table-cell>
          <table:table-cell table:style-name="ce12" office:value-type="string" calcext:value-type="string">
            <text:p>HEMO</text:p>
          </table:table-cell>
          <table:table-cell table:style-name="ce25" office:value-type="date" office:date-value="1970-08-10" calcext:value-type="date">
            <text:p>8/10/1970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string" calcext:value-type="string">
            <text:p>M</text:p>
          </table:table-cell>
          <table:table-cell table:style-name="ce25" office:value-type="date" office:date-value="2023-11-07" calcext:value-type="date">
            <text:p>11/7/2023</text:p>
          </table:table-cell>
          <table:table-cell table:style-name="ce38" office:value-type="date" office:date-value="2023-11-17" calcext:value-type="date">
            <text:p>11/17/2023</text:p>
          </table:table-cell>
          <table:table-cell table:style-name="ce40" table:formula="of:=([.G70]-[.F70])/30" office:value-type="float" office:value="0.333333333333333" calcext:value-type="float">
            <text:p>0.3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2">
          <table:table-cell table:style-name="ce4" office:value-type="string" calcext:value-type="string">
            <text:p>BL074</text:p>
          </table:table-cell>
          <table:table-cell table:style-name="ce16" office:value-type="string" calcext:value-type="string">
            <text:p>AMB</text:p>
          </table:table-cell>
          <table:table-cell table:style-name="ce20" office:value-type="date" office:date-value="1937-01-03" calcext:value-type="date">
            <text:p>1/3/1937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string" calcext:value-type="string">
            <text:p>F</text:p>
          </table:table-cell>
          <table:table-cell table:style-name="ce20" office:value-type="date" office:date-value="2023-10-10" calcext:value-type="date">
            <text:p>10/10/2023</text:p>
          </table:table-cell>
          <table:table-cell table:style-name="ce39" office:value-type="date" office:date-value="2023-11-17" calcext:value-type="date">
            <text:p>11/17/2023</text:p>
          </table:table-cell>
          <table:table-cell table:style-name="ce40" table:formula="of:=([.G71]-[.F71])/30" office:value-type="float" office:value="1.26666666666667" calcext:value-type="float">
            <text:p>1.3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2">
          <table:table-cell table:style-name="ce4" office:value-type="string" calcext:value-type="string">
            <text:p>BL075</text:p>
          </table:table-cell>
          <table:table-cell table:style-name="ce16" office:value-type="string" calcext:value-type="string">
            <text:p>AMB</text:p>
          </table:table-cell>
          <table:table-cell table:style-name="ce20" office:value-type="date" office:date-value="1964-12-25" calcext:value-type="date">
            <text:p>12/25/1964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date" office:date-value="2023-02-12" calcext:value-type="date">
            <text:p>2/12/2023</text:p>
          </table:table-cell>
          <table:table-cell table:style-name="ce39" office:value-type="date" office:date-value="2023-11-17" calcext:value-type="date">
            <text:p>11/17/2023</text:p>
          </table:table-cell>
          <table:table-cell table:style-name="ce40" table:formula="of:=([.G72]-[.F72])/30" office:value-type="float" office:value="9.26666666666667" calcext:value-type="float">
            <text:p>9.3</text:p>
          </table:table-cell>
          <table:table-cell table:style-name="ce42"/>
          <table:table-cell table:style-name="ce42" office:value-type="string" calcext:value-type="string">
            <text:p>N</text:p>
          </table:table-cell>
          <table:table-cell table:number-columns-repeated="16374"/>
        </table:table-row>
        <table:table-row table:style-name="ro3" table:number-rows-repeated="104850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Planilha1.A1:Planilha1.J7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day/>
      <number:text>/</number:text>
      <number:month/>
      <number:text>/</number:text>
      <number:year number:style="long"/>
    </number:date-style>
    <number:number-style style:name="N153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iovani</meta:initial-creator>
    <meta:editing-cycles>4</meta:editing-cycles>
    <meta:creation-date>2023-09-29T14:13:44</meta:creation-date>
    <dc:date>2023-11-20T19:50:35.711000000</dc:date>
    <dc:language>pt-BR</dc:language>
    <meta:editing-duration>PT3H48M18S</meta:editing-duration>
    <meta:generator>LibreOffice/7.6.0.3$Windows_X86_64 LibreOffice_project/69edd8b8ebc41d00b4de3915dc82f8f0fc3b6265</meta:generator>
    <meta:document-statistic meta:table-count="1" meta:cell-count="686" meta:object-count="0"/>
    <meta:user-defined meta:name="AppVersion">16.0300</meta:user-defined>
  </office:meta>
</office:document-meta>
</file>